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964cm"/>
    </style:style>
    <style:style style:name="co3" style:family="table-column">
      <style:table-column-properties fo:break-before="auto" style:column-width="4.247cm"/>
    </style:style>
    <style:style style:name="co4" style:family="table-column">
      <style:table-column-properties fo:break-before="auto" style:column-width="3.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shapes>
          <draw:frame draw:z-index="0" draw:style-name="gr1" draw:text-style-name="P1" svg:width="16.012cm" svg:height="9.004cm" svg:x="10.631cm" svg:y="2.018cm">
            <draw:object draw:notify-on-update-of-ranges="Arkusz1.B2:Arkusz1.B3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YCLE </text:p>
          </table:table-cell>
          <table:table-cell office:value-type="string" calcext:value-type="string">
            <text:p>VALUE FOR WAVEFORM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ROUND(((SIN(RADIANS(([.A2]/32)*360)))*11)+15))+4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table:formula="of:=(ROUND(((SIN(RADIANS(([.A3]/32)*360)))*12)+15))+4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table:formula="of:=(ROUND(((SIN(RADIANS(([.A4]/32)*360)))*12)+15))+4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table:formula="of:=(ROUND(((SIN(RADIANS(([.A5]/32)*360)))*12)+15))+4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table:formula="of:=(ROUND(((SIN(RADIANS(([.A6]/32)*360)))*12)+15))+4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table:formula="of:=(ROUND(((SIN(RADIANS(([.A7]/32)*360)))*12)+15))+4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table:formula="of:=(ROUND(((SIN(RADIANS(([.A8]/32)*360)))*12)+15))+4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table:formula="of:=(ROUND(((SIN(RADIANS(([.A9]/32)*360)))*12)+15))+4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table:formula="of:=(ROUND(((SIN(RADIANS(([.A10]/32)*360)))*12)+15))+4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table:formula="of:=(ROUND(((SIN(RADIANS(([.A11]/32)*360)))*12)+15))+4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table:formula="of:=(ROUND(((SIN(RADIANS(([.A12]/32)*360)))*12)+15))+4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table:formula="of:=(ROUND(((SIN(RADIANS(([.A13]/32)*360)))*12)+15))+4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table:formula="of:=(ROUND(((SIN(RADIANS(([.A14]/32)*360)))*12)+15))+4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table:formula="of:=(ROUND(((SIN(RADIANS(([.A15]/32)*360)))*12)+15))+4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table:formula="of:=(ROUND(((SIN(RADIANS(([.A16]/32)*360)))*12)+15))+4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table:formula="of:=(ROUND(((SIN(RADIANS(([.A17]/32)*360)))*12)+15))+4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table:formula="of:=(ROUND(((SIN(RADIANS(([.A18]/32)*360)))*12)+15))+4"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table:formula="of:=(ROUND(((SIN(RADIANS(([.A19]/32)*360)))*12)+15))+4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table:formula="of:=(ROUND(((SIN(RADIANS(([.A20]/32)*360)))*12)+15))+4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table:formula="of:=(ROUND(((SIN(RADIANS(([.A21]/32)*360)))*12)+15))+4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table:formula="of:=(ROUND(((SIN(RADIANS(([.A22]/32)*360)))*12)+15))+4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table:formula="of:=(ROUND(((SIN(RADIANS(([.A23]/32)*360)))*12)+15))+4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table:formula="of:=(ROUND(((SIN(RADIANS(([.A24]/32)*360)))*12)+15))+4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table:formula="of:=(ROUND(((SIN(RADIANS(([.A25]/32)*360)))*12)+15))+4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table:formula="of:=(ROUND(((SIN(RADIANS(([.A26]/32)*360)))*12)+15))+4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table:formula="of:=(ROUND(((SIN(RADIANS(([.A27]/32)*360)))*12)+15))+4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table:formula="of:=(ROUND(((SIN(RADIANS(([.A28]/32)*360)))*12)+15))+4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table:formula="of:=(ROUND(((SIN(RADIANS(([.A29]/32)*360)))*12)+15))+4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table:formula="of:=(ROUND(((SIN(RADIANS(([.A30]/32)*360)))*12)+15))+4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table:formula="of:=(ROUND(((SIN(RADIANS(([.A31]/32)*360)))*12)+15))+4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table:formula="of:=(ROUND(((SIN(RADIANS(([.A32]/32)*360)))*12)+15))+4"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(ROUND(((SIN(RADIANS(([.A33]/32)*360)))*12)+15))+4" office:value-type="float" office:value="19" calcext:value-type="float">
            <text:p>19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6">00.00.0000</text:date>, <text:time style:data-style-name="N2" text:time-value="10:14:13.705180812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2T12:45:27.229188372</meta:creation-date>
    <dc:date>2021-05-16T10:21:50.834422941</dc:date>
    <meta:editing-duration>PT30M56S</meta:editing-duration>
    <meta:editing-cycles>24</meta:editing-cycles>
    <meta:generator>LibreOffice/6.4.7.2$Linux_X86_64 LibreOffice_project/40$Build-2</meta:generator>
    <meta:document-statistic meta:table-count="1" meta:cell-count="6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3cm" svg:height="9.005cm" xlink:href=".." xlink:type="simple" chart:class="chart:line" chart:style-name="ch1">
        <chart:legend chart:legend-position="end" svg:x="12.976cm" svg:y="4.203cm" style:legend-expansion="high" chart:style-name="ch2"/>
        <chart:plot-area chart:style-name="ch3" table:cell-range-address="Arkusz1.B2:Arkusz1.B32" svg:x="0.32cm" svg:y="0.18cm" svg:width="12.336cm" svg:height="8.645cm">
          <chartooo:coordinate-region svg:x="0.941cm" svg:y="0.379cm" svg:width="11.528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rkusz1.B2:Arkusz1.B32" chart:class="chart:line">
            <chart:data-point chart:repeated="3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">
                <text:p>21</text:p>
                <draw:g>
                  <svg:desc>Arkusz1.B2:Arkusz1.B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